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380c" officeooo:paragraph-rsid="0005380c"/>
    </style:style>
    <style:style style:name="P2" style:family="paragraph" style:parent-style-name="Standard">
      <style:text-properties officeooo:rsid="000727de" officeooo:paragraph-rsid="000727de"/>
    </style:style>
    <style:style style:name="P3" style:family="paragraph" style:parent-style-name="Standard">
      <style:text-properties officeooo:rsid="000edc70" officeooo:paragraph-rsid="000edc70"/>
    </style:style>
    <style:style style:name="P4" style:family="paragraph" style:parent-style-name="Standard">
      <style:text-properties officeooo:rsid="00126368" officeooo:paragraph-rsid="00126368"/>
    </style:style>
    <style:style style:name="P5" style:family="paragraph" style:parent-style-name="Standard">
      <style:text-properties officeooo:rsid="00126368" officeooo:paragraph-rsid="001bb307"/>
    </style:style>
    <style:style style:name="P6" style:family="paragraph" style:parent-style-name="Standard">
      <style:text-properties officeooo:rsid="0013de98" officeooo:paragraph-rsid="0013de98"/>
    </style:style>
    <style:style style:name="P7" style:family="paragraph" style:parent-style-name="Standard">
      <style:text-properties officeooo:rsid="0013de98" officeooo:paragraph-rsid="001bb307"/>
    </style:style>
    <style:style style:name="P8" style:family="paragraph" style:parent-style-name="Standard">
      <style:text-properties officeooo:rsid="001bb307" officeooo:paragraph-rsid="001bb307"/>
    </style:style>
    <style:style style:name="P9" style:family="paragraph" style:parent-style-name="Standard">
      <style:text-properties officeooo:rsid="001c82b6" officeooo:paragraph-rsid="001c82b6"/>
    </style:style>
    <style:style style:name="P10" style:family="paragraph" style:parent-style-name="Standard">
      <style:text-properties officeooo:rsid="001ed9ab" officeooo:paragraph-rsid="001ed9ab"/>
    </style:style>
    <style:style style:name="P11" style:family="paragraph" style:parent-style-name="Standard">
      <style:text-properties officeooo:rsid="0005380c" officeooo:paragraph-rsid="0005380c"/>
    </style:style>
    <style:style style:name="P12" style:family="paragraph" style:parent-style-name="Standard">
      <style:text-properties officeooo:rsid="0022090e" officeooo:paragraph-rsid="0022090e"/>
    </style:style>
    <style:style style:name="T1" style:family="text">
      <style:text-properties officeooo:rsid="001069b9"/>
    </style:style>
    <style:style style:name="T2" style:family="text">
      <style:text-properties officeooo:rsid="001bb307"/>
    </style:style>
    <style:style style:name="T3" style:family="text">
      <style:text-properties officeooo:rsid="000edc70"/>
    </style:style>
    <style:style style:name="T4" style:family="text">
      <style:text-properties officeooo:rsid="001cceb7"/>
    </style:style>
    <style:style style:name="T5" style:family="text">
      <style:text-properties officeooo:rsid="001ed9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rquivos:</text:p>
      <text:p text:style-name="P1"/>
      <text:p text:style-name="P1">move_r.jff .: move o cabeçote da MTU até o primeiro símbolo após o $, ou seja, o primeiro símbolo da palavra.</text:p>
      <text:p text:style-name="P1"/>
      <text:p text:style-name="P1">move_l.jff .: move o cabeçote da MTU até o primeiro símbolo após o vazio, ou seja, o estado atual da MT.</text:p>
      <text:p text:style-name="P1"/>
      <text:p text:style-name="P1">m_initial.jff .: escreve o estado inicial da MT no começo da fita da MTU e move primeiro símbolo após o %, ou seja, a primeira transição.</text:p>
      <text:p text:style-name="P1"/>
      <text:p text:style-name="P1">c_state.jff .: inicializa o ponteiro da MT, ou seja, sobrescreve o primeiro símbolo depois do $ (no caso a) por A e move de volta para o símbolo de $.</text:p>
      <text:p text:style-name="P1"/>
      <text:p text:style-name="P2">check_possible_transition.jff .: marcar todos os estados origem compatíveis com o estado atual da MT (escreve C).</text:p>
      <text:p text:style-name="P2"/>
      <text:p text:style-name="P3">mark_go_transition.jff .: marca a transição que vai acontecer, <text:span text:style-name="T1">ou seja, compatível com o símbolo na posição atual do cabeçote na MT</text:span> (escreve S) <text:span text:style-name="T4">ou não acha a transição possível e logo rejeita (escreve #R no final da fita)</text:span>.</text:p>
      <text:p text:style-name="P3"/>
      <text:p text:style-name="P5">shift_r<text:span text:style-name="T3">.jff </text:span>.: faz um shift para direita começando do final da fita até um símbolo I definido anteriormente (ex: aIa11 → a11a11).</text:p>
      <text:p text:style-name="P4"/>
      <text:p text:style-name="P7">shift_l<text:span text:style-name="T3">.jff</text:span> .: faz um shift para esquerda delimitado pelo último “1” do último símbolo da palavra (ex: a11a<text:span text:style-name="T2">I</text:span> → a1a1).</text:p>
      <text:p text:style-name="P6"/>
      <text:p text:style-name="P8">shift_rbase<text:span text:style-name="T3">.jff</text:span> .: faz um shift para direito começando do final da fita até o símbolo $ (ex: $a1a11 → $ba1a11).</text:p>
      <text:p text:style-name="P6"/>
      <text:p text:style-name="P8">w_transition<text:span text:style-name="T3">.jff</text:span> .: escreve o símbolo na fita (ex: A11a1 → A1a1).</text:p>
      <text:p text:style-name="P8"/>
      <text:p text:style-name="P8">update_pointer<text:span text:style-name="T3">.jff</text:span> .: atualiza o ponteiro da MT (ex: transição para R, A11a1 → a11A1).</text:p>
      <text:p text:style-name="P8"/>
      <text:p text:style-name="P8">update_state<text:span text:style-name="T3">.jff</text:span> .: atualiza o estado atual da MT (ex: q1% → q11%).</text:p>
      <text:p text:style-name="P8"/>
      <text:p text:style-name="P9">check_final.jff .: checa se o estado atual da MT é o estado final e para aceitando a MT, ou seja, escreve #A no final da fita.</text:p>
      <text:p text:style-name="P9"/>
      <text:p text:style-name="P10">Exemplos:</text:p>
      <text:p text:style-name="P9"/>
      <text:p text:style-name="P9"><text:span text:style-name="T5">input1.txt .: </text:span>q1a1a11Rq11#q11a11a111Lf#q11a1a11Rq1$a1a11 ~ PASSADO (ACEITADO)</text:p>
      <text:p text:style-name="P9"/>
      <text:p text:style-name="P9"><text:span text:style-name="T5">input2.txt .: </text:span>q1a11a1Rq11#q11a1a111Lf#q111a1a11Rq1$a11a11 ~ PASSADO (REJEITADO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6T17:48:04.890000000</meta:creation-date>
    <dc:date>2023-12-08T17:31:11.930000000</dc:date>
    <meta:editing-duration>PT3H26M38S</meta:editing-duration>
    <meta:editing-cycles>18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17" meta:word-count="291" meta:character-count="1710" meta:non-whitespace-character-count="1436"/>
  </office:meta>
</office:document-meta>
</file>